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/F1</text:p>
          </table:table-cell>
          <table:table-cell office:value-type="string" calcext:value-type="string">
            <text:p>Total F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table:formula="of:=0.9552" office:value-type="float" office:value="0.9552" calcext:value-type="float">
            <text:p>0.9552</text:p>
          </table:table-cell>
          <table:table-cell table:formula="of:=0.9773" office:value-type="float" office:value="0.9773" calcext:value-type="float">
            <text:p>0.9773</text:p>
          </table:table-cell>
          <table:table-cell table:formula="of:=2*[.D3]*[.E3]/([.D3]+[.E3])" office:value-type="float" office:value="0.966123632600259" calcext:value-type="float">
            <text:p>0.9661236326</text:p>
          </table:table-cell>
          <table:table-cell table:formula="of:=1/[.F3]" office:value-type="float" office:value="1.03506421565174" calcext:value-type="float">
            <text:p>1.0350642157</text:p>
          </table:table-cell>
          <table:table-cell table:formula="of:=3/SUM([.G3:.G5])" office:value-type="float" office:value="0.599809800021341" calcext:value-type="float">
            <text:p>0.5998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A</text:p>
          </table:table-cell>
          <table:table-cell table:formula="of:=0.5174" office:value-type="float" office:value="0.5174" calcext:value-type="float">
            <text:p>0.5174</text:p>
          </table:table-cell>
          <table:table-cell table:formula="of:=0.4614" office:value-type="float" office:value="0.4614" calcext:value-type="float">
            <text:p>0.4614</text:p>
          </table:table-cell>
          <table:table-cell table:formula="of:=2*[.D4]*[.E4]/([.D4]+[.E4])" office:value-type="float" office:value="0.487798038414385" calcext:value-type="float">
            <text:p>0.4877980384</text:p>
          </table:table-cell>
          <table:table-cell table:formula="of:=1/[.F4]" office:value-type="float" office:value="2.05002874396657" calcext:value-type="float">
            <text:p>2.0500287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table:formula="of:=0.6386" office:value-type="float" office:value="0.6386" calcext:value-type="float">
            <text:p>0.6386</text:p>
          </table:table-cell>
          <table:table-cell table:formula="of:=0.4411" office:value-type="float" office:value="0.4411" calcext:value-type="float">
            <text:p>0.4411</text:p>
          </table:table-cell>
          <table:table-cell table:formula="of:=2*[.D5]*[.E5]/([.D5]+[.E5])" office:value-type="float" office:value="0.521786533296286" calcext:value-type="float">
            <text:p>0.5217865333</text:p>
          </table:table-cell>
          <table:table-cell table:formula="of:=1/[.F5]" office:value-type="float" office:value="1.91649254280806" calcext:value-type="float">
            <text:p>1.91649254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unk</meta:initial-creator>
    <meta:creation-date>2016-02-02T13:49:46.247285522</meta:creation-date>
    <dc:date>2016-02-02T13:55:14.154728823</dc:date>
    <dc:creator>Stefan Bunk</dc:creator>
    <meta:editing-duration>P0D</meta:editing-duration>
    <meta:editing-cycles>1</meta:editing-cycles>
    <meta:document-statistic meta:table-count="1" meta:cell-count="21" meta:object-count="0"/>
    <meta:generator>LibreOffice/4.2.8.2$Linux_X86_64 LibreOffice_project/420m0$Build-2</meta:generator>
  </office:meta>
</office:document-meta>
</file>